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2" style:family="graphic" style:parent-style-name="standard">
      <style:graphic-properties draw:fill="none" draw:fill-color="#ffffff" draw:textarea-horizontal-align="justify" draw:auto-grow-height="true" draw:auto-grow-width="true" fo:min-height="0.847cm" fo:min-width="0.847cm" fo:padding-top="0.1cm" fo:padding-bottom="0.1cm" fo:padding-left="0.1cm" fo:padding-right="0.1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svg:stroke-color="#d62e4e" draw:fill="solid" draw:fill-color="#81aca6" draw:opacity="100%" draw:opacity-name="Transparency_20_1" draw:auto-grow-height="false" draw:fit-to-size="false" style:shrink-to-fit="true" fo:min-height="3.087cm">
        <style:columns fo:column-count="1" fo:column-gap="6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81aca6" draw:opacity="100%" draw:opacity-name="Transparency_20_1"/>
      <style:paragraph-properties style:writing-mode="lr-tb"/>
      <style:text-properties fo:color="#2a6099" loext:opacity="100%" style:font-name="Abyssinica SIL" fo:font-size="66pt" fo:background-color="#ffff00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2a6099" loext:opacity="100%" style:font-name="Abyssinica SIL" fo:font-size="66pt"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4.594cm" svg:height="3.087cm" draw:transform="rotate (0.619940950308386) translate (2.896cm 13.748cm)" presentation:class="title" presentation:user-transformed="true">
          <draw:text-box>
            <text:p><text:span text:style-name="T1">LibreOffice Impress</text:span></text:p>
          </draw:text-box>
        </draw:frame>
        <draw:frame draw:style-name="gr1" draw:text-style-name="P2" draw:layer="layout" svg:width="5.08cm" svg:height="3.175cm" svg:x="3.175cm" svg:y="2.54cm">
          <draw:text-box>
            <text:p>Text </text:p>
          </draw:text-box>
        </draw:frame>
        <draw:caption draw:style-name="gr2" draw:text-style-name="P4" draw:layer="layout" svg:width="2.526cm" svg:height="1.047cm" svg:x="6.147cm" svg:y="4.445cm" draw:caption-point-x="-1.702cm" draw:caption-point-y="2.54cm">
          <text:p text:style-name="P3">Call out </text:p>
        </draw:caption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4T17:10:10.786130139</meta:creation-date>
    <dc:date>2023-12-07T12:49:05.945287200</dc:date>
    <meta:editing-duration>PT2H33M32S</meta:editing-duration>
    <meta:editing-cycles>7</meta:editing-cycles>
    <meta:generator>LibreOffice/7.3.7.2$Linux_X86_64 LibreOffice_project/30$Build-2</meta:generator>
    <meta:document-statistic meta:object-count="26"/>
  </office:meta>
</office:document-meta>
</file>